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MainThreadRacingTest.onEventMainThread( String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ckgroundPoster.BackgroundPo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ckgroundPoster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MainThreadRacing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BusMainThreadRacingTest.testRacingThrea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ventBusMainThreadRacingTest.waitForHandler( 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